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9ea" officeooo:paragraph-rsid="0005e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0:51:29.228225606</meta:creation-date>
    <dc:date>2024-05-30T20:51:59.474576663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3.7.2$Linux_X86_64 LibreOffice_project/30$Build-2</meta:generator>
  </office:meta>
</office:document-meta>
</file>